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3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I. Weisenstei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27, 1891</text:p>
      <text:p text:style-name="P5">Month<text:tab/><text:tab/><text:tab/><text:tab/><text:tab/><text:tab/>Dec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1431 So. 7<text:span text:style-name="T2">th</text:span><text:span text:style-name="T3"> St/</text:span></text:p>
      <text:p text:style-name="P3"><text:span text:style-name="T3">Phila., Dec. 27[/ inserted by author]91/</text:span></text:p>
      <text:p text:style-name="P2"><text:span text:style-name="T3">Rev. S. Morais/</text:span></text:p>
      <text:p text:style-name="P2"><text:span text:style-name="T3"><text:tab/>Esteemed Sir &amp; Bro./</text:span></text:p>
      <text:p text:style-name="P2"><text:span text:style-name="T3"><text:tab/><text:tab/>I regretted exceedingly/ to note your forced absence from the/ synagogue yesterday caused by the/ continuation of illness--and the mea-/gre intelligence of your son Henry's/ reply,--containing the information/ of but a slight improvement. <text:s/>Believing/ also that it was best to delay a personal/ visit--I extend to you per letter my pro-/foundest &amp; sincere wish for a speedy recovery-/ and may my wish be His to fulfill,-/ is also the prayer of many of the congre-/gation for whom you officiate, no less/ from others also. <text:s/>May it please the Al-/mighty to soon restore you to your wonted/ health and position to administer to the/ souls of your congregation who so sincerely/ miss you--as well as your pupils--&amp;c &amp;c./ <text:s/>Whom, in your absence none have in-/spired with the devotion, due in our place/ of worship, to the God of Israel/ (I O B. B.) in L. T. &amp;c Fraternally/ I Weisenstei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1:51:43.66</meta:creation-date>
    <meta:document-statistic meta:table-count="0" meta:image-count="0" meta:object-count="0" meta:page-count="2" meta:paragraph-count="65" meta:word-count="335" meta:character-count="2246"/>
    <dc:date>2011-11-30T11:58:55.44</dc:date>
    <dc:creator>Penn Libraries</dc:creator>
    <meta:editing-duration>PT00H07M11S</meta:editing-duration>
    <meta:editing-cycles>1</meta:editing-cycles>
    <meta:generator>OpenOffice.org/3.2$Win32 OpenOffice.org_project/320m12$Build-9483</meta:generator>
  </office:meta>
</office:document-meta>
</file>